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4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arate 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Forward Delay</text:p>
          </table:table-cell>
          <table:table-cell office:value-type="string" calcext:value-type="string">
            <text:p>Jitt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.8005444246" calcext:value-type="float">
            <text:p>55.8005444246</text:p>
          </table:table-cell>
          <table:table-cell office:value-type="float" office:value="0.92745322801" calcext:value-type="float">
            <text:p>0.927453228</text:p>
          </table:table-cell>
          <table:table-cell office:value-type="float" office:value="0.954614572123" calcext:value-type="float">
            <text:p>0.95461457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.7951686059" calcext:value-type="float">
            <text:p>55.7951686059</text:p>
          </table:table-cell>
          <table:table-cell office:value-type="float" office:value="0.925349877458" calcext:value-type="float">
            <text:p>0.9253498775</text:p>
          </table:table-cell>
          <table:table-cell office:value-type="float" office:value="0.948964462837" calcext:value-type="float">
            <text:p>0.94896446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.7988697152" calcext:value-type="float">
            <text:p>55.7988697152</text:p>
          </table:table-cell>
          <table:table-cell office:value-type="float" office:value="0.931878843305" calcext:value-type="float">
            <text:p>0.9318788433</text:p>
          </table:table-cell>
          <table:table-cell office:value-type="float" office:value="0.949080714882" calcext:value-type="float">
            <text:p>0.94908071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.7892687888" calcext:value-type="float">
            <text:p>55.7892687888</text:p>
          </table:table-cell>
          <table:table-cell office:value-type="float" office:value="0.935830219311" calcext:value-type="float">
            <text:p>0.9358302193</text:p>
          </table:table-cell>
          <table:table-cell office:value-type="float" office:value="0.945389335881" calcext:value-type="float">
            <text:p>0.94538933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.7671554625" calcext:value-type="float">
            <text:p>55.7671554625</text:p>
          </table:table-cell>
          <table:table-cell office:value-type="float" office:value="0.925775828116" calcext:value-type="float">
            <text:p>0.9257758281</text:p>
          </table:table-cell>
          <table:table-cell office:value-type="float" office:value="0.956760868387" calcext:value-type="float">
            <text:p>0.95676086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.7382751969" calcext:value-type="float">
            <text:p>55.7382751969</text:p>
          </table:table-cell>
          <table:table-cell office:value-type="float" office:value="0.972766306383" calcext:value-type="float">
            <text:p>0.9727663064</text:p>
          </table:table-cell>
          <table:table-cell office:value-type="float" office:value="0.917539045782" calcext:value-type="float">
            <text:p>0.91753904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.8083009486" calcext:value-type="float">
            <text:p>55.8083009486</text:p>
          </table:table-cell>
          <table:table-cell office:value-type="float" office:value="0.927423139767" calcext:value-type="float">
            <text:p>0.9274231398</text:p>
          </table:table-cell>
          <table:table-cell office:value-type="float" office:value="0.949310854549" calcext:value-type="float">
            <text:p>0.94931085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.8386019692" calcext:value-type="float">
            <text:p>55.8386019692</text:p>
          </table:table-cell>
          <table:table-cell office:value-type="float" office:value="0.931905236198" calcext:value-type="float">
            <text:p>0.9319052362</text:p>
          </table:table-cell>
          <table:table-cell office:value-type="float" office:value="0.944586056827" calcext:value-type="float">
            <text:p>0.94458605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.7626869642" calcext:value-type="float">
            <text:p>55.7626869642</text:p>
          </table:table-cell>
          <table:table-cell office:value-type="float" office:value="0.927941466819" calcext:value-type="float">
            <text:p>0.9279414668</text:p>
          </table:table-cell>
          <table:table-cell office:value-type="float" office:value="0.949003984755" calcext:value-type="float">
            <text:p>0.94900398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.8910522565" calcext:value-type="float">
            <text:p>55.8910522565</text:p>
          </table:table-cell>
          <table:table-cell office:value-type="float" office:value="0.938384096866" calcext:value-type="float">
            <text:p>0.9383840969</text:p>
          </table:table-cell>
          <table:table-cell office:value-type="float" office:value="0.944484267986" calcext:value-type="float">
            <text:p>0.94448426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1])" office:value-type="float" office:value="55.79899243324" calcext:value-type="float">
            <text:p>55.7989924332</text:p>
          </table:table-cell>
          <table:table-cell table:formula="of:=AVERAGE([.C2:.C11])" office:value-type="float" office:value="0.9344708242233" calcext:value-type="float">
            <text:p>0.9344708242</text:p>
          </table:table-cell>
          <table:table-cell table:formula="of:=AVERAGE([.D2:.D11])" office:value-type="float" office:value="0.9459734164009" calcext:value-type="float">
            <text:p>0.9459734164</text:p>
          </table:table-cell>
        </table:table-row>
        <table:table-row table:style-name="ro1">
          <table:table-cell office:value-type="string" calcext:value-type="string">
            <text:p>Avg – stddev</text:p>
          </table:table-cell>
          <table:table-cell table:formula="of:=[.B12]-[.B15]" office:value-type="float" office:value="55.756486966812" calcext:value-type="float">
            <text:p>55.7564869668</text:p>
          </table:table-cell>
          <table:table-cell table:formula="of:=[.C12]-[.C15]" office:value-type="float" office:value="0.920339103140951" calcext:value-type="float">
            <text:p>0.9203391031</text:p>
          </table:table-cell>
          <table:table-cell table:formula="of:=[.D12]-[.D15]" office:value-type="float" office:value="0.935208452111975" calcext:value-type="float">
            <text:p>0.9352084521</text:p>
          </table:table-cell>
        </table:table-row>
        <table:table-row table:style-name="ro1">
          <table:table-cell office:value-type="string" calcext:value-type="string">
            <text:p>Avg + stddev</text:p>
          </table:table-cell>
          <table:table-cell table:formula="of:=SUM([.B12];[.B15])" office:value-type="float" office:value="55.841497899668" calcext:value-type="float">
            <text:p>55.8414978997</text:p>
          </table:table-cell>
          <table:table-cell table:formula="of:=SUM([.C12];[.C15])" office:value-type="float" office:value="0.948602545305649" calcext:value-type="float">
            <text:p>0.9486025453</text:p>
          </table:table-cell>
          <table:table-cell table:formula="of:=SUM([.D12];[.D15])" office:value-type="float" office:value="0.956738380689825" calcext:value-type="float">
            <text:p>0.9567383807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table:formula="of:=STDEV([.B2:.B11])" office:value-type="float" office:value="0.0425054664279771" calcext:value-type="float">
            <text:p>0.0425054664</text:p>
          </table:table-cell>
          <table:table-cell table:formula="of:=STDEV([.C2:.C11])" office:value-type="float" office:value="0.0141317210823493" calcext:value-type="float">
            <text:p>0.0141317211</text:p>
          </table:table-cell>
          <table:table-cell table:formula="of:=STDEV([.D2:.D11])" office:value-type="float" office:value="0.0107649642889246" calcext:value-type="float">
            <text:p>0.010764964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.286835594" calcext:value-type="float">
            <text:p>105.286835594</text:p>
          </table:table-cell>
          <table:table-cell office:value-type="float" office:value="0.982123169415" calcext:value-type="float">
            <text:p>0.9821231694</text:p>
          </table:table-cell>
          <table:table-cell office:value-type="float" office:value="1.00348856121" calcext:value-type="float">
            <text:p>1.00348856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.33775794" calcext:value-type="float">
            <text:p>105.33775794</text:p>
          </table:table-cell>
          <table:table-cell office:value-type="float" office:value="0.998047778111" calcext:value-type="float">
            <text:p>0.9980477781</text:p>
          </table:table-cell>
          <table:table-cell office:value-type="float" office:value="0.994997897812" calcext:value-type="float">
            <text:p>0.99499789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.446724638" calcext:value-type="float">
            <text:p>105.446724638</text:p>
          </table:table-cell>
          <table:table-cell office:value-type="float" office:value="0.985128148037" calcext:value-type="float">
            <text:p>0.985128148</text:p>
          </table:table-cell>
          <table:table-cell office:value-type="float" office:value="1.00835261954" calcext:value-type="float">
            <text:p>1.00835261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.457821613" calcext:value-type="float">
            <text:p>105.457821613</text:p>
          </table:table-cell>
          <table:table-cell office:value-type="float" office:value="0.984838998801" calcext:value-type="float">
            <text:p>0.9848389988</text:p>
          </table:table-cell>
          <table:table-cell office:value-type="float" office:value="1.00541628264" calcext:value-type="float">
            <text:p>1.00541628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6.051573834" calcext:value-type="float">
            <text:p>106.051573834</text:p>
          </table:table-cell>
          <table:table-cell office:value-type="float" office:value="1.0366564767" calcext:value-type="float">
            <text:p>1.0366564767</text:p>
          </table:table-cell>
          <table:table-cell office:value-type="float" office:value="0.955766045679" calcext:value-type="float">
            <text:p>0.95576604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.33983745" calcext:value-type="float">
            <text:p>105.33983745</text:p>
          </table:table-cell>
          <table:table-cell office:value-type="float" office:value="0.985411115442" calcext:value-type="float">
            <text:p>0.9854111154</text:p>
          </table:table-cell>
          <table:table-cell office:value-type="float" office:value="1.00569554441" calcext:value-type="float">
            <text:p>1.00569554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.445683386" calcext:value-type="float">
            <text:p>105.445683386</text:p>
          </table:table-cell>
          <table:table-cell office:value-type="float" office:value="0.986550476476" calcext:value-type="float">
            <text:p>0.9865504765</text:p>
          </table:table-cell>
          <table:table-cell office:value-type="float" office:value="1.00406114924" calcext:value-type="float">
            <text:p>1.00406114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.335678513" calcext:value-type="float">
            <text:p>105.335678513</text:p>
          </table:table-cell>
          <table:table-cell office:value-type="float" office:value="1.01622033583" calcext:value-type="float">
            <text:p>1.0162203358</text:p>
          </table:table-cell>
          <table:table-cell office:value-type="float" office:value="0.980455947492" calcext:value-type="float">
            <text:p>0.98045594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.065430603" calcext:value-type="float">
            <text:p>105.065430603</text:p>
          </table:table-cell>
          <table:table-cell office:value-type="float" office:value="1.03454754554" calcext:value-type="float">
            <text:p>1.0345475455</text:p>
          </table:table-cell>
          <table:table-cell office:value-type="float" office:value="0.968799601998" calcext:value-type="float">
            <text:p>0.9687996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.06259993" calcext:value-type="float">
            <text:p>105.06259993</text:p>
          </table:table-cell>
          <table:table-cell office:value-type="float" office:value="1.02910420879" calcext:value-type="float">
            <text:p>1.0291042088</text:p>
          </table:table-cell>
          <table:table-cell office:value-type="float" office:value="0.96128931527" calcext:value-type="float">
            <text:p>0.9612893153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17:.B26])" office:value-type="float" office:value="105.3829943501" calcext:value-type="float">
            <text:p>105.3829943501</text:p>
          </table:table-cell>
          <table:table-cell table:formula="of:=AVERAGE([.C17:.C26])" office:value-type="float" office:value="1.0038628253142" calcext:value-type="float">
            <text:p>1.0038628253</text:p>
          </table:table-cell>
          <table:table-cell table:formula="of:=AVERAGE([.D17:.D26])" office:value-type="float" office:value="0.9888322965291" calcext:value-type="float">
            <text:p>0.9888322965</text:p>
          </table:table-cell>
        </table:table-row>
        <table:table-row table:style-name="ro1">
          <table:table-cell office:value-type="string" calcext:value-type="string">
            <text:p>Avg – stddev</text:p>
          </table:table-cell>
          <table:table-cell table:formula="of:=[.B27]-[.B30]" office:value-type="float" office:value="105.108225240174" calcext:value-type="float">
            <text:p>105.1082252402</text:p>
          </table:table-cell>
          <table:table-cell table:formula="of:=[.C27]-[.C30]" office:value-type="float" office:value="0.981092679966377" calcext:value-type="float">
            <text:p>0.98109268</text:p>
          </table:table-cell>
          <table:table-cell table:formula="of:=[.D27]-[.D30]" office:value-type="float" office:value="0.968423572200127" calcext:value-type="float">
            <text:p>0.9684235722</text:p>
          </table:table-cell>
        </table:table-row>
        <table:table-row table:style-name="ro1">
          <table:table-cell office:value-type="string" calcext:value-type="string">
            <text:p>Avg + stddev</text:p>
          </table:table-cell>
          <table:table-cell table:formula="of:=SUM([.B27];[.B30])" office:value-type="float" office:value="105.657763460026" calcext:value-type="float">
            <text:p>105.65776346</text:p>
          </table:table-cell>
          <table:table-cell table:formula="of:=SUM([.C27];[.C30])" office:value-type="float" office:value="1.02663297066202" calcext:value-type="float">
            <text:p>1.0266329707</text:p>
          </table:table-cell>
          <table:table-cell table:formula="of:=SUM([.D27];[.D30])" office:value-type="float" office:value="1.00924102085807" calcext:value-type="float">
            <text:p>1.0092410209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table:formula="of:=STDEV([.B17:.B26])" office:value-type="float" office:value="0.274769109926162" calcext:value-type="float">
            <text:p>0.2747691099</text:p>
          </table:table-cell>
          <table:table-cell table:formula="of:=STDEV([.C17:.C26])" office:value-type="float" office:value="0.0227701453478235" calcext:value-type="float">
            <text:p>0.0227701453</text:p>
          </table:table-cell>
          <table:table-cell table:formula="of:=STDEV([.D17:.D26])" office:value-type="float" office:value="0.0204087243289732" calcext:value-type="float">
            <text:p>0.020408724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9.940391953" calcext:value-type="float">
            <text:p>189.940391953</text:p>
          </table:table-cell>
          <table:table-cell office:value-type="float" office:value="1.13543980757" calcext:value-type="float">
            <text:p>1.1354398076</text:p>
          </table:table-cell>
          <table:table-cell office:value-type="float" office:value="1.06949957449" calcext:value-type="float">
            <text:p>1.06949957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9.721224126" calcext:value-type="float">
            <text:p>189.721224126</text:p>
          </table:table-cell>
          <table:table-cell office:value-type="float" office:value="1.09997881947" calcext:value-type="float">
            <text:p>1.0999788195</text:p>
          </table:table-cell>
          <table:table-cell office:value-type="float" office:value="1.11124983191" calcext:value-type="float">
            <text:p>1.111249831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9.469417029" calcext:value-type="float">
            <text:p>189.469417029</text:p>
          </table:table-cell>
          <table:table-cell office:value-type="float" office:value="1.10218851876" calcext:value-type="float">
            <text:p>1.1021885188</text:p>
          </table:table-cell>
          <table:table-cell office:value-type="float" office:value="1.10931459248" calcext:value-type="float">
            <text:p>1.10931459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9.701368549" calcext:value-type="float">
            <text:p>189.701368549</text:p>
          </table:table-cell>
          <table:table-cell office:value-type="float" office:value="1.11190488487" calcext:value-type="float">
            <text:p>1.1119048849</text:p>
          </table:table-cell>
          <table:table-cell office:value-type="float" office:value="1.09861015568" calcext:value-type="float">
            <text:p>1.098610155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9.698154282" calcext:value-type="float">
            <text:p>189.698154282</text:p>
          </table:table-cell>
          <table:table-cell office:value-type="float" office:value="1.11559734781" calcext:value-type="float">
            <text:p>1.1155973478</text:p>
          </table:table-cell>
          <table:table-cell office:value-type="float" office:value="1.09567545113" calcext:value-type="float">
            <text:p>1.09567545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9.706917633" calcext:value-type="float">
            <text:p>189.706917633</text:p>
          </table:table-cell>
          <table:table-cell office:value-type="float" office:value="1.1002755625" calcext:value-type="float">
            <text:p>1.1002755625</text:p>
          </table:table-cell>
          <table:table-cell office:value-type="float" office:value="1.11554463963" calcext:value-type="float">
            <text:p>1.11554463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9.772512384" calcext:value-type="float">
            <text:p>189.772512384</text:p>
          </table:table-cell>
          <table:table-cell office:value-type="float" office:value="1.0976317357" calcext:value-type="float">
            <text:p>1.0976317357</text:p>
          </table:table-cell>
          <table:table-cell office:value-type="float" office:value="1.10778375741" calcext:value-type="float">
            <text:p>1.10778375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9.754529946" calcext:value-type="float">
            <text:p>189.754529946</text:p>
          </table:table-cell>
          <table:table-cell office:value-type="float" office:value="1.1383806422" calcext:value-type="float">
            <text:p>1.1383806422</text:p>
          </table:table-cell>
          <table:table-cell office:value-type="float" office:value="1.08381366988" calcext:value-type="float">
            <text:p>1.08381366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1.997140865" calcext:value-type="float">
            <text:p>191.997140865</text:p>
          </table:table-cell>
          <table:table-cell office:value-type="float" office:value="1.18099348657" calcext:value-type="float">
            <text:p>1.1809934866</text:p>
          </table:table-cell>
          <table:table-cell office:value-type="float" office:value="1.04178338133" calcext:value-type="float">
            <text:p>1.04178338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3.370985488" calcext:value-type="float">
            <text:p>193.370985488</text:p>
          </table:table-cell>
          <table:table-cell office:value-type="float" office:value="1.23754749043" calcext:value-type="float">
            <text:p>1.2375474904</text:p>
          </table:table-cell>
          <table:table-cell office:value-type="float" office:value="0.991915344507" calcext:value-type="float">
            <text:p>0.9919153445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2:.B41])" office:value-type="float" office:value="190.3132642255" calcext:value-type="float">
            <text:p>190.3132642255</text:p>
          </table:table-cell>
          <table:table-cell table:formula="of:=AVERAGE([.C32:.C41])" office:value-type="float" office:value="1.131993829588" calcext:value-type="float">
            <text:p>1.1319938296</text:p>
          </table:table-cell>
          <table:table-cell table:formula="of:=AVERAGE([.D32:.D41])" office:value-type="float" office:value="1.0825190398447" calcext:value-type="float">
            <text:p>1.0825190398</text:p>
          </table:table-cell>
        </table:table-row>
        <table:table-row table:style-name="ro1">
          <table:table-cell office:value-type="string" calcext:value-type="string">
            <text:p>Avg – stddev</text:p>
          </table:table-cell>
          <table:table-cell table:formula="of:=[.B42]-[.B45]" office:value-type="float" office:value="189.017469640477" calcext:value-type="float">
            <text:p>189.0174696405</text:p>
          </table:table-cell>
          <table:table-cell table:formula="of:=[.C42]-[.C45]" office:value-type="float" office:value="1.08681795408702" calcext:value-type="float">
            <text:p>1.0868179541</text:p>
          </table:table-cell>
          <table:table-cell table:formula="of:=[.D42]-[.D45]" office:value-type="float" office:value="1.04344066070764" calcext:value-type="float">
            <text:p>1.0434406607</text:p>
          </table:table-cell>
        </table:table-row>
        <table:table-row table:style-name="ro1">
          <table:table-cell office:value-type="string" calcext:value-type="string">
            <text:p>Avg + stddev</text:p>
          </table:table-cell>
          <table:table-cell table:formula="of:=SUM([.B42];[.B45])" office:value-type="float" office:value="191.609058810523" calcext:value-type="float">
            <text:p>191.6090588105</text:p>
          </table:table-cell>
          <table:table-cell table:formula="of:=SUM([.C42];[.C45])" office:value-type="float" office:value="1.17716970508898" calcext:value-type="float">
            <text:p>1.1771697051</text:p>
          </table:table-cell>
          <table:table-cell table:formula="of:=SUM([.D42];[.D45])" office:value-type="float" office:value="1.12159741898176" calcext:value-type="float">
            <text:p>1.121597419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table:formula="of:=STDEV([.B32:.B41])" office:value-type="float" office:value="1.29579458502311" calcext:value-type="float">
            <text:p>1.295794585</text:p>
          </table:table-cell>
          <table:table-cell table:formula="of:=STDEV([.C32:.C41])" office:value-type="float" office:value="0.0451758755009755" calcext:value-type="float">
            <text:p>0.0451758755</text:p>
          </table:table-cell>
          <table:table-cell table:formula="of:=STDEV([.D32:.D41])" office:value-type="float" office:value="0.039078379137063" calcext:value-type="float">
            <text:p>0.039078379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6.214326938" calcext:value-type="float">
            <text:p>316.214326938</text:p>
          </table:table-cell>
          <table:table-cell office:value-type="float" office:value="1.32679890131" calcext:value-type="float">
            <text:p>1.3267989013</text:p>
          </table:table-cell>
          <table:table-cell office:value-type="float" office:value="1.30679660365" calcext:value-type="float">
            <text:p>1.30679660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6.391841119" calcext:value-type="float">
            <text:p>316.391841119</text:p>
          </table:table-cell>
          <table:table-cell office:value-type="float" office:value="1.31966097072" calcext:value-type="float">
            <text:p>1.3196609707</text:p>
          </table:table-cell>
          <table:table-cell office:value-type="float" office:value="1.31125931041" calcext:value-type="float">
            <text:p>1.31125931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6.319348002" calcext:value-type="float">
            <text:p>316.319348002</text:p>
          </table:table-cell>
          <table:table-cell office:value-type="float" office:value="1.31896722864" calcext:value-type="float">
            <text:p>1.3189672286</text:p>
          </table:table-cell>
          <table:table-cell office:value-type="float" office:value="1.31356480286" calcext:value-type="float">
            <text:p>1.31356480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6.256493587" calcext:value-type="float">
            <text:p>316.256493587</text:p>
          </table:table-cell>
          <table:table-cell office:value-type="float" office:value="1.32319303007" calcext:value-type="float">
            <text:p>1.3231930301</text:p>
          </table:table-cell>
          <table:table-cell office:value-type="float" office:value="1.31346287554" calcext:value-type="float">
            <text:p>1.31346287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6.263776411" calcext:value-type="float">
            <text:p>316.263776411</text:p>
          </table:table-cell>
          <table:table-cell office:value-type="float" office:value="1.31624572199" calcext:value-type="float">
            <text:p>1.316245722</text:p>
          </table:table-cell>
          <table:table-cell office:value-type="float" office:value="1.31925405979" calcext:value-type="float">
            <text:p>1.31925405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6.337624307" calcext:value-type="float">
            <text:p>316.337624307</text:p>
          </table:table-cell>
          <table:table-cell office:value-type="float" office:value="1.35612924499" calcext:value-type="float">
            <text:p>1.356129245</text:p>
          </table:table-cell>
          <table:table-cell office:value-type="float" office:value="1.28724926096" calcext:value-type="float">
            <text:p>1.2872492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6.531838297" calcext:value-type="float">
            <text:p>316.531838297</text:p>
          </table:table-cell>
          <table:table-cell office:value-type="float" office:value="1.36233913892" calcext:value-type="float">
            <text:p>1.3623391389</text:p>
          </table:table-cell>
          <table:table-cell office:value-type="float" office:value="1.26078588254" calcext:value-type="float">
            <text:p>1.26078588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6.384180791" calcext:value-type="float">
            <text:p>316.384180791</text:p>
          </table:table-cell>
          <table:table-cell office:value-type="float" office:value="1.33065485175" calcext:value-type="float">
            <text:p>1.3306548518</text:p>
          </table:table-cell>
          <table:table-cell office:value-type="float" office:value="1.3045407517" calcext:value-type="float">
            <text:p>1.30454075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6.616217514" calcext:value-type="float">
            <text:p>316.616217514</text:p>
          </table:table-cell>
          <table:table-cell office:value-type="float" office:value="1.31827415094" calcext:value-type="float">
            <text:p>1.3182741509</text:p>
          </table:table-cell>
          <table:table-cell office:value-type="float" office:value="1.30449976592" calcext:value-type="float">
            <text:p>1.30449976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6.361959426" calcext:value-type="float">
            <text:p>316.361959426</text:p>
          </table:table-cell>
          <table:table-cell office:value-type="float" office:value="1.32150618736" calcext:value-type="float">
            <text:p>1.3215061874</text:p>
          </table:table-cell>
          <table:table-cell office:value-type="float" office:value="1.30683538902" calcext:value-type="float">
            <text:p>1.306835389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47:.B56])" office:value-type="float" office:value="316.3677606392" calcext:value-type="float">
            <text:p>316.3677606392</text:p>
          </table:table-cell>
          <table:table-cell table:formula="of:=AVERAGE([.C47:.C56])" office:value-type="float" office:value="1.329376942669" calcext:value-type="float">
            <text:p>1.3293769427</text:p>
          </table:table-cell>
          <table:table-cell table:formula="of:=AVERAGE([.D47:.D56])" office:value-type="float" office:value="1.302824870239" calcext:value-type="float">
            <text:p>1.3028248702</text:p>
          </table:table-cell>
        </table:table-row>
        <table:table-row table:style-name="ro1">
          <table:table-cell office:value-type="string" calcext:value-type="string">
            <text:p>Avg – stddev</text:p>
          </table:table-cell>
          <table:table-cell table:formula="of:=[.B57]-[.B60]" office:value-type="float" office:value="316.24325164772" calcext:value-type="float">
            <text:p>316.2432516477</text:p>
          </table:table-cell>
          <table:table-cell table:formula="of:=[.C57]-[.C60]" office:value-type="float" office:value="1.31301599943357" calcext:value-type="float">
            <text:p>1.3130159994</text:p>
          </table:table-cell>
          <table:table-cell table:formula="of:=[.D57]-[.D60]" office:value-type="float" office:value="1.28577248069361" calcext:value-type="float">
            <text:p>1.2857724807</text:p>
          </table:table-cell>
        </table:table-row>
        <table:table-row table:style-name="ro1">
          <table:table-cell office:value-type="string" calcext:value-type="string">
            <text:p>Avg + stddev</text:p>
          </table:table-cell>
          <table:table-cell table:formula="of:=SUM([.B57];[.B60])" office:value-type="float" office:value="316.49226963068" calcext:value-type="float">
            <text:p>316.4922696307</text:p>
          </table:table-cell>
          <table:table-cell table:formula="of:=SUM([.C57];[.C60])" office:value-type="float" office:value="1.34573788590443" calcext:value-type="float">
            <text:p>1.3457378859</text:p>
          </table:table-cell>
          <table:table-cell table:formula="of:=SUM([.D57];[.D60])" office:value-type="float" office:value="1.31987725978439" calcext:value-type="float">
            <text:p>1.3198772598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table:formula="of:=STDEV([.B47:.B56])" office:value-type="float" office:value="0.124508991480013" calcext:value-type="float">
            <text:p>0.1245089915</text:p>
          </table:table-cell>
          <table:table-cell table:formula="of:=STDEV([.C47:.C56])" office:value-type="float" office:value="0.0163609432354254" calcext:value-type="float">
            <text:p>0.0163609432</text:p>
          </table:table-cell>
          <table:table-cell table:formula="of:=STDEV([.D47:.D56])" office:value-type="float" office:value="0.0170523895453869" calcext:value-type="float">
            <text:p>0.017052389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79.79019266" calcext:value-type="float">
            <text:p>479.79019266</text:p>
          </table:table-cell>
          <table:table-cell office:value-type="float" office:value="1.80037074003" calcext:value-type="float">
            <text:p>1.80037074</text:p>
          </table:table-cell>
          <table:table-cell office:value-type="float" office:value="1.61301485947" calcext:value-type="float">
            <text:p>1.613014859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77.837754951" calcext:value-type="float">
            <text:p>477.837754951</text:p>
          </table:table-cell>
          <table:table-cell office:value-type="float" office:value="1.72990430807" calcext:value-type="float">
            <text:p>1.7299043081</text:p>
          </table:table-cell>
          <table:table-cell office:value-type="float" office:value="1.67316803613" calcext:value-type="float">
            <text:p>1.673168036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76.874232955" calcext:value-type="float">
            <text:p>476.874232955</text:p>
          </table:table-cell>
          <table:table-cell office:value-type="float" office:value="1.78932174743" calcext:value-type="float">
            <text:p>1.7893217474</text:p>
          </table:table-cell>
          <table:table-cell office:value-type="float" office:value="1.65590650055" calcext:value-type="float">
            <text:p>1.655906500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75.805293552" calcext:value-type="float">
            <text:p>475.805293552</text:p>
          </table:table-cell>
          <table:table-cell office:value-type="float" office:value="1.7402948802" calcext:value-type="float">
            <text:p>1.7402948802</text:p>
          </table:table-cell>
          <table:table-cell office:value-type="float" office:value="1.68365556918" calcext:value-type="float">
            <text:p>1.683655569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77.92689855" calcext:value-type="float">
            <text:p>477.92689855</text:p>
          </table:table-cell>
          <table:table-cell office:value-type="float" office:value="1.76381478474" calcext:value-type="float">
            <text:p>1.7638147847</text:p>
          </table:table-cell>
          <table:table-cell office:value-type="float" office:value="1.67104088112" calcext:value-type="float">
            <text:p>1.67104088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80.930711553" calcext:value-type="float">
            <text:p>480.930711553</text:p>
          </table:table-cell>
          <table:table-cell office:value-type="float" office:value="1.80431263923" calcext:value-type="float">
            <text:p>1.8043126392</text:p>
          </table:table-cell>
          <table:table-cell office:value-type="float" office:value="1.61239971539" calcext:value-type="float">
            <text:p>1.612399715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77.629856153" calcext:value-type="float">
            <text:p>477.629856153</text:p>
          </table:table-cell>
          <table:table-cell office:value-type="float" office:value="1.83210368119" calcext:value-type="float">
            <text:p>1.8321036812</text:p>
          </table:table-cell>
          <table:table-cell office:value-type="float" office:value="1.57756420395" calcext:value-type="float">
            <text:p>1.57756420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75.970608407" calcext:value-type="float">
            <text:p>475.970608407</text:p>
          </table:table-cell>
          <table:table-cell office:value-type="float" office:value="1.73698701566" calcext:value-type="float">
            <text:p>1.7369870157</text:p>
          </table:table-cell>
          <table:table-cell office:value-type="float" office:value="1.67203464377" calcext:value-type="float">
            <text:p>1.672034643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76.168820183" calcext:value-type="float">
            <text:p>476.168820183</text:p>
          </table:table-cell>
          <table:table-cell office:value-type="float" office:value="1.74881137897" calcext:value-type="float">
            <text:p>1.748811379</text:p>
          </table:table-cell>
          <table:table-cell office:value-type="float" office:value="1.67959121331" calcext:value-type="float">
            <text:p>1.679591213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76.337789295" calcext:value-type="float">
            <text:p>476.337789295</text:p>
          </table:table-cell>
          <table:table-cell office:value-type="float" office:value="1.736624" calcext:value-type="float">
            <text:p>1.736624</text:p>
          </table:table-cell>
          <table:table-cell office:value-type="float" office:value="1.68745482709" calcext:value-type="float">
            <text:p>1.6874548271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62:.B71])" office:value-type="float" office:value="477.5272158259" calcext:value-type="float">
            <text:p>477.5272158259</text:p>
          </table:table-cell>
          <table:table-cell table:formula="of:=AVERAGE([.C62:.C71])" office:value-type="float" office:value="1.768254517552" calcext:value-type="float">
            <text:p>1.7682545176</text:p>
          </table:table-cell>
          <table:table-cell table:formula="of:=AVERAGE([.D62:.D71])" office:value-type="float" office:value="1.652583044996" calcext:value-type="float">
            <text:p>1.652583045</text:p>
          </table:table-cell>
        </table:table-row>
        <table:table-row table:style-name="ro1">
          <table:table-cell office:value-type="string" calcext:value-type="string">
            <text:p>Avg – stddev</text:p>
          </table:table-cell>
          <table:table-cell table:formula="of:=[.B72]-[.B75]" office:value-type="float" office:value="475.826040840464" calcext:value-type="float">
            <text:p>475.8260408405</text:p>
          </table:table-cell>
          <table:table-cell table:formula="of:=[.C72]-[.C75]" office:value-type="float" office:value="1.73253873077499" calcext:value-type="float">
            <text:p>1.7325387308</text:p>
          </table:table-cell>
          <table:table-cell table:formula="of:=[.D72]-[.D75]" office:value-type="float" office:value="1.61476330364423" calcext:value-type="float">
            <text:p>1.6147633036</text:p>
          </table:table-cell>
        </table:table-row>
        <table:table-row table:style-name="ro1">
          <table:table-cell office:value-type="string" calcext:value-type="string">
            <text:p>Avg + stddev</text:p>
          </table:table-cell>
          <table:table-cell table:formula="of:=SUM([.B72];[.B75])" office:value-type="float" office:value="479.228390811335" calcext:value-type="float">
            <text:p>479.2283908113</text:p>
          </table:table-cell>
          <table:table-cell table:formula="of:=SUM([.C72];[.C75])" office:value-type="float" office:value="1.80397030432901" calcext:value-type="float">
            <text:p>1.8039703043</text:p>
          </table:table-cell>
          <table:table-cell table:formula="of:=SUM([.D72];[.D75])" office:value-type="float" office:value="1.69040278634777" calcext:value-type="float">
            <text:p>1.6904027863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table:formula="of:=STDEV([.B62:.B71])" office:value-type="float" office:value="1.70117498543555" calcext:value-type="float">
            <text:p>1.7011749854</text:p>
          </table:table-cell>
          <table:table-cell table:formula="of:=STDEV([.C62:.C71])" office:value-type="float" office:value="0.0357157867770129" calcext:value-type="float">
            <text:p>0.0357157868</text:p>
          </table:table-cell>
          <table:table-cell table:formula="of:=STDEV([.D62:.D71])" office:value-type="float" office:value="0.0378197413517726" calcext:value-type="float">
            <text:p>0.037819741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38.737702098" calcext:value-type="float">
            <text:p>638.737702098</text:p>
          </table:table-cell>
          <table:table-cell office:value-type="float" office:value="2.55363778447" calcext:value-type="float">
            <text:p>2.5536377845</text:p>
          </table:table-cell>
          <table:table-cell office:value-type="float" office:value="2.33548561791" calcext:value-type="float">
            <text:p>2.335485617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39.124880709" calcext:value-type="float">
            <text:p>639.124880709</text:p>
          </table:table-cell>
          <table:table-cell office:value-type="float" office:value="2.60401165444" calcext:value-type="float">
            <text:p>2.6040116544</text:p>
          </table:table-cell>
          <table:table-cell office:value-type="float" office:value="2.29886813618" calcext:value-type="float">
            <text:p>2.298868136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39.68336743" calcext:value-type="float">
            <text:p>639.68336743</text:p>
          </table:table-cell>
          <table:table-cell office:value-type="float" office:value="2.56244597993" calcext:value-type="float">
            <text:p>2.5624459799</text:p>
          </table:table-cell>
          <table:table-cell office:value-type="float" office:value="2.31789001939" calcext:value-type="float">
            <text:p>2.317890019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38.52541205" calcext:value-type="float">
            <text:p>638.52541205</text:p>
          </table:table-cell>
          <table:table-cell office:value-type="float" office:value="2.55910657525" calcext:value-type="float">
            <text:p>2.5591065753</text:p>
          </table:table-cell>
          <table:table-cell office:value-type="float" office:value="2.34816938236" calcext:value-type="float">
            <text:p>2.348169382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40.099618152" calcext:value-type="float">
            <text:p>640.099618152</text:p>
          </table:table-cell>
          <table:table-cell office:value-type="float" office:value="2.59218087417" calcext:value-type="float">
            <text:p>2.5921808742</text:p>
          </table:table-cell>
          <table:table-cell office:value-type="float" office:value="2.28290416344" calcext:value-type="float">
            <text:p>2.282904163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41.9311608" calcext:value-type="float">
            <text:p>641.9311608</text:p>
          </table:table-cell>
          <table:table-cell office:value-type="float" office:value="2.54826125084" calcext:value-type="float">
            <text:p>2.5482612508</text:p>
          </table:table-cell>
          <table:table-cell office:value-type="float" office:value="2.3199778748" calcext:value-type="float">
            <text:p>2.319977874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38.589336933" calcext:value-type="float">
            <text:p>638.589336933</text:p>
          </table:table-cell>
          <table:table-cell office:value-type="float" office:value="2.533232" calcext:value-type="float">
            <text:p>2.533232</text:p>
          </table:table-cell>
          <table:table-cell office:value-type="float" office:value="2.36935307058" calcext:value-type="float">
            <text:p>2.369353070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39.010495454" calcext:value-type="float">
            <text:p>639.010495454</text:p>
          </table:table-cell>
          <table:table-cell office:value-type="float" office:value="2.53187095652" calcext:value-type="float">
            <text:p>2.5318709565</text:p>
          </table:table-cell>
          <table:table-cell office:value-type="float" office:value="2.33600209019" calcext:value-type="float">
            <text:p>2.336002090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38.855828441" calcext:value-type="float">
            <text:p>638.855828441</text:p>
          </table:table-cell>
          <table:table-cell office:value-type="float" office:value="2.5243662408" calcext:value-type="float">
            <text:p>2.5243662408</text:p>
          </table:table-cell>
          <table:table-cell office:value-type="float" office:value="2.32616901107" calcext:value-type="float">
            <text:p>2.326169011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38.653274617" calcext:value-type="float">
            <text:p>638.653274617</text:p>
          </table:table-cell>
          <table:table-cell office:value-type="float" office:value="2.52731026087" calcext:value-type="float">
            <text:p>2.5273102609</text:p>
          </table:table-cell>
          <table:table-cell office:value-type="float" office:value="2.35964117313" calcext:value-type="float">
            <text:p>2.3596411731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77:.B86])" office:value-type="float" office:value="639.3211076684" calcext:value-type="float">
            <text:p>639.3211076684</text:p>
          </table:table-cell>
          <table:table-cell table:formula="of:=AVERAGE([.C77:.C86])" office:value-type="float" office:value="2.553642357729" calcext:value-type="float">
            <text:p>2.5536423577</text:p>
          </table:table-cell>
          <table:table-cell table:formula="of:=AVERAGE([.D77:.D86])" office:value-type="float" office:value="2.329446053905" calcext:value-type="float">
            <text:p>2.3294460539</text:p>
          </table:table-cell>
        </table:table-row>
        <table:table-row table:style-name="ro1">
          <table:table-cell office:value-type="string" calcext:value-type="string">
            <text:p>Avg – stddev</text:p>
          </table:table-cell>
          <table:table-cell table:formula="of:=[.B87]-[.B90]" office:value-type="float" office:value="638.274624629574" calcext:value-type="float">
            <text:p>638.2746246296</text:p>
          </table:table-cell>
          <table:table-cell table:formula="of:=[.C87]-[.C90]" office:value-type="float" office:value="2.52656295179728" calcext:value-type="float">
            <text:p>2.5265629518</text:p>
          </table:table-cell>
          <table:table-cell table:formula="of:=[.D87]-[.D90]" office:value-type="float" office:value="2.30305283053662" calcext:value-type="float">
            <text:p>2.3030528305</text:p>
          </table:table-cell>
        </table:table-row>
        <table:table-row table:style-name="ro1">
          <table:table-cell office:value-type="string" calcext:value-type="string">
            <text:p>Avg + stddev</text:p>
          </table:table-cell>
          <table:table-cell table:formula="of:=SUM([.B87];[.B90])" office:value-type="float" office:value="640.367590707226" calcext:value-type="float">
            <text:p>640.3675907072</text:p>
          </table:table-cell>
          <table:table-cell table:formula="of:=SUM([.C87];[.C90])" office:value-type="float" office:value="2.58072176366072" calcext:value-type="float">
            <text:p>2.5807217637</text:p>
          </table:table-cell>
          <table:table-cell table:formula="of:=SUM([.D87];[.D90])" office:value-type="float" office:value="2.35583927727338" calcext:value-type="float">
            <text:p>2.3558392773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table:formula="of:=STDEV([.B77:.B86])" office:value-type="float" office:value="1.04648303882573" calcext:value-type="float">
            <text:p>1.0464830388</text:p>
          </table:table-cell>
          <table:table-cell table:formula="of:=STDEV([.C77:.C86])" office:value-type="float" office:value="0.0270794059317233" calcext:value-type="float">
            <text:p>0.0270794059</text:p>
          </table:table-cell>
          <table:table-cell table:formula="of:=STDEV([.D77:.D86])" office:value-type="float" office:value="0.0263932233683758" calcext:value-type="float">
            <text:p>0.026393223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81.019530304" calcext:value-type="float">
            <text:p>781.019530304</text:p>
          </table:table-cell>
          <table:table-cell office:value-type="float" office:value="4.01705707521" calcext:value-type="float">
            <text:p>4.0170570752</text:p>
          </table:table-cell>
          <table:table-cell office:value-type="float" office:value="3.26418208406" calcext:value-type="float">
            <text:p>3.264182084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76.212222603" calcext:value-type="float">
            <text:p>776.212222603</text:p>
          </table:table-cell>
          <table:table-cell office:value-type="float" office:value="3.97223159735" calcext:value-type="float">
            <text:p>3.9722315974</text:p>
          </table:table-cell>
          <table:table-cell office:value-type="float" office:value="3.33276753329" calcext:value-type="float">
            <text:p>3.332767533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75.271665738" calcext:value-type="float">
            <text:p>775.271665738</text:p>
          </table:table-cell>
          <table:table-cell office:value-type="float" office:value="3.94736712524" calcext:value-type="float">
            <text:p>3.9473671252</text:p>
          </table:table-cell>
          <table:table-cell office:value-type="float" office:value="3.31724057139" calcext:value-type="float">
            <text:p>3.317240571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76.234468389" calcext:value-type="float">
            <text:p>776.234468389</text:p>
          </table:table-cell>
          <table:table-cell office:value-type="float" office:value="3.97146745747" calcext:value-type="float">
            <text:p>3.9714674575</text:p>
          </table:table-cell>
          <table:table-cell office:value-type="float" office:value="3.35479274638" calcext:value-type="float">
            <text:p>3.354792746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75.517229509" calcext:value-type="float">
            <text:p>775.517229509</text:p>
          </table:table-cell>
          <table:table-cell office:value-type="float" office:value="4.03301854167" calcext:value-type="float">
            <text:p>4.0330185417</text:p>
          </table:table-cell>
          <table:table-cell office:value-type="float" office:value="3.30017505788" calcext:value-type="float">
            <text:p>3.30017505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76.117692233" calcext:value-type="float">
            <text:p>776.117692233</text:p>
          </table:table-cell>
          <table:table-cell office:value-type="float" office:value="3.95675672968" calcext:value-type="float">
            <text:p>3.9567567297</text:p>
          </table:table-cell>
          <table:table-cell office:value-type="float" office:value="3.35068886305" calcext:value-type="float">
            <text:p>3.350688863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76.625618912" calcext:value-type="float">
            <text:p>776.625618912</text:p>
          </table:table-cell>
          <table:table-cell office:value-type="float" office:value="3.96525282197" calcext:value-type="float">
            <text:p>3.965252822</text:p>
          </table:table-cell>
          <table:table-cell office:value-type="float" office:value="3.32379761015" calcext:value-type="float">
            <text:p>3.323797610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76.1955391" calcext:value-type="float">
            <text:p>776.1955391</text:p>
          </table:table-cell>
          <table:table-cell office:value-type="float" office:value="3.95531782609" calcext:value-type="float">
            <text:p>3.9553178261</text:p>
          </table:table-cell>
          <table:table-cell office:value-type="float" office:value="3.34550556143" calcext:value-type="float">
            <text:p>3.345505561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75.945018165" calcext:value-type="float">
            <text:p>775.945018165</text:p>
          </table:table-cell>
          <table:table-cell office:value-type="float" office:value="4.02331340566" calcext:value-type="float">
            <text:p>4.0233134057</text:p>
          </table:table-cell>
          <table:table-cell office:value-type="float" office:value="3.29878339963" calcext:value-type="float">
            <text:p>3.298783399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78.135339709" calcext:value-type="float">
            <text:p>778.135339709</text:p>
          </table:table-cell>
          <table:table-cell office:value-type="float" office:value="4.06624740913" calcext:value-type="float">
            <text:p>4.0662474091</text:p>
          </table:table-cell>
          <table:table-cell office:value-type="float" office:value="3.26722604862" calcext:value-type="float">
            <text:p>3.267226048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92:.B101])" office:value-type="float" office:value="776.7274324662" calcext:value-type="float">
            <text:p>776.7274324662</text:p>
          </table:table-cell>
          <table:table-cell table:formula="of:=AVERAGE([.C92:.C101])" office:value-type="float" office:value="3.990802998947" calcext:value-type="float">
            <text:p>3.9908029989</text:p>
          </table:table-cell>
          <table:table-cell table:formula="of:=AVERAGE([.D92:.D101])" office:value-type="float" office:value="3.315515947588" calcext:value-type="float">
            <text:p>3.3155159476</text:p>
          </table:table-cell>
        </table:table-row>
        <table:table-row table:style-name="ro1">
          <table:table-cell office:value-type="string" calcext:value-type="string">
            <text:p>Avg – stddev</text:p>
          </table:table-cell>
          <table:table-cell table:formula="of:=[.B102]-[.B105]" office:value-type="float" office:value="775.035167670588" calcext:value-type="float">
            <text:p>775.0351676706</text:p>
          </table:table-cell>
          <table:table-cell table:formula="of:=[.C102]-[.C105]" office:value-type="float" office:value="3.95011884031308" calcext:value-type="float">
            <text:p>3.9501188403</text:p>
          </table:table-cell>
          <table:table-cell table:formula="of:=[.D102]-[.D105]" office:value-type="float" office:value="3.28297408350773" calcext:value-type="float">
            <text:p>3.2829740835</text:p>
          </table:table-cell>
        </table:table-row>
        <table:table-row table:style-name="ro1">
          <table:table-cell office:value-type="string" calcext:value-type="string">
            <text:p>Avg + stddev</text:p>
          </table:table-cell>
          <table:table-cell table:formula="of:=SUM([.B102];[.B105])" office:value-type="float" office:value="778.419697261812" calcext:value-type="float">
            <text:p>778.4196972618</text:p>
          </table:table-cell>
          <table:table-cell table:formula="of:=SUM([.C102];[.C105])" office:value-type="float" office:value="4.03148715758092" calcext:value-type="float">
            <text:p>4.0314871576</text:p>
          </table:table-cell>
          <table:table-cell table:formula="of:=SUM([.D102];[.D105])" office:value-type="float" office:value="3.34805781166827" calcext:value-type="float">
            <text:p>3.3480578117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table:formula="of:=STDEV([.B92:.B101])" office:value-type="float" office:value="1.69226479561188" calcext:value-type="float">
            <text:p>1.6922647956</text:p>
          </table:table-cell>
          <table:table-cell table:formula="of:=STDEV([.C92:.C101])" office:value-type="float" office:value="0.0406841586339215" calcext:value-type="float">
            <text:p>0.0406841586</text:p>
          </table:table-cell>
          <table:table-cell table:formula="of:=STDEV([.D92:.D101])" office:value-type="float" office:value="0.0325418640802719" calcext:value-type="float">
            <text:p>0.03254186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9T21:27:34.708907852</meta:creation-date>
    <dc:date>2015-02-09T21:39:17.749111967</dc:date>
    <meta:editing-duration>P0D</meta:editing-duration>
    <meta:editing-cycles>1</meta:editing-cycles>
    <meta:document-statistic meta:table-count="1" meta:cell-count="396" meta:object-count="0"/>
    <meta:generator>LibreOffice/4.2.7.2$Linux_X86_64 LibreOffice_project/420m0$Build-2</meta:generator>
  </office:meta>
</office:document-meta>
</file>